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20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2b2b2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007fff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ffff00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ackground-color="#ff0000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ackground-color="#00ff00"/>
      <style:text-properties style:font-name="Arial" fo:font-size="8pt" style:font-size-asian="8pt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2" table:number-columns-repeated="10" table:default-cell-style-name="ce6"/>
        <table:table-column table:style-name="co2" table:number-columns-repeated="2" table:default-cell-style-name="ce10"/>
        <table:table-column table:style-name="co1" table:default-cell-style-name="ce3"/>
        <table:table-column table:style-name="co3" table:default-cell-style-name="Default"/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4" calcext:value-type="float">
            <text:p>194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6" calcext:value-type="float">
            <text:p>186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0" calcext:value-type="float">
            <text:p>180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2" calcext:value-type="float">
            <text:p>17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/00/0000</text:date>, <text:time style:data-style-name="N2" text:time-value="20:15:29.8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1:16:18.605000000</meta:creation-date>
    <dc:date>2018-10-20T20:21:15.306000000</dc:date>
    <meta:editing-duration>PT16H18M52S</meta:editing-duration>
    <meta:editing-cycles>17</meta:editing-cycles>
    <meta:generator>LibreOffice/5.3.4.2$Windows_X86_64 LibreOffice_project/f82d347ccc0be322489bf7da61d7e4ad13fe2ff3</meta:generator>
    <meta:document-statistic meta:table-count="1" meta:cell-count="252" meta:object-count="0"/>
  </office:meta>
</office:document-meta>
</file>